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33cm" fo:margin-left="-0.023cm" fo:margin-right="-0.011cm" table:align="margins"/>
    </style:style>
    <style:style style:name="TABLE_5f_1.A" style:display-name="TABLE_1.A" style:family="table-column">
      <style:table-column-properties style:column-width="12.868cm" style:rel-column-width="32769*"/>
    </style:style>
    <style:style style:name="TABLE_5f_1.B" style:display-name="TABLE_1.B" style:family="table-column">
      <style:table-column-properties style:column-width="12.866cm" style:rel-column-width="32766*"/>
    </style:style>
    <style:style style:name="TABLE_5f_1.A1" style:display-name="TABLE_1.A1" style:family="table-cell">
      <style:table-cell-properties fo:padding="0.097cm" fo:border="none"/>
    </style:style>
    <style:style style:name="TABLE_5f_1.A2" style:display-name="TABLE_1.A2" style:family="table-cell">
      <style:table-cell-properties fo:background-color="#dddddd" fo:padding="0.097cm" fo:border-left="none" fo:border-right="none" fo:border-top="none" fo:border-bottom="0.002cm solid #000000">
        <style:background-image/>
      </style:table-cell-properties>
    </style:style>
    <style:style style:name="TABLE_5f_1.A3" style:display-name="TABLE_1.A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ITLE]</text:p>
      <text:p text:style-name="P1"/>
      <table:table table:name="TABLE_1" table:style-name="TABLE_5f_1">
        <table:table-column table:style-name="TABLE_5f_1.A"/>
        <table:table-column table:style-name="TABLE_5f_1.B"/>
        <table:table-row>
          <table:table-cell table:style-name="TABLE_5f_1.A1" office:value-type="string">
            <text:p text:style-name="P4">Projekt Status</text:p>
          </table:table-cell>
          <table:table-cell table:style-name="TABLE_5f_1.A1" office:value-type="string">
            <text:p text:style-name="P4">Projekt Name</text:p>
          </table:table-cell>
        </table:table-row>
        <table:table-row>
          <table:table-cell table:style-name="TABLE_5f_1.A2" office:value-type="string">
            <text:p text:style-name="P3">[STATUS]</text:p>
          </table:table-cell>
          <table:table-cell table:style-name="TABLE_5f_1.A2" office:value-type="string">
            <text:p text:style-name="P3">[NAME]</text:p>
          </table:table-cell>
        </table:table-row>
        <table:table-row>
          <table:table-cell table:style-name="TABLE_5f_1.A3" office:value-type="string">
            <text:p text:style-name="P3">[STATUS]</text:p>
          </table:table-cell>
          <table:table-cell table:style-name="TABLE_5f_1.A3" office:value-type="string">
            <text:p text:style-name="P3">[NAME]</text:p>
          </table:table-cell>
        </table:table-row>
      </table:table>
      <text:p text:style-name="P1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Ausdruck erstellt am: 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9:11:37</meta:creation-date>
    <dc:date>2016-02-16T18:24:01</dc:date>
    <meta:editing-duration>PT1H15M37S</meta:editing-duration>
    <meta:editing-cycles>15</meta:editing-cycles>
    <meta:generator>OpenOffice/4.1.2$Unix OpenOffice.org_project/412m3$Build-9782</meta:generator>
    <meta:document-statistic meta:table-count="1" meta:image-count="0" meta:object-count="0" meta:page-count="1" meta:paragraph-count="9" meta:word-count="17" meta:character-count="116"/>
  </office:meta>
</office:document-meta>
</file>